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>
            <text:p>Ajout dump BDD quand init de la journé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ffichage des bonus avec img dans écran équip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>
            <draw:frame table:end-cell-address="DEV.B107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84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4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4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4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30 (16/18 mars)</text:p>
          </table:table-cell>
          <table:table-cell/>
          <table:table-cell office:value-type="string">
            <text:p>IHM : revoir écran « mon équipe » pour équipe exemp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IHM : ajout message confirmation sur clic bouton « fermer mercato »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orrection création bonus/malus à la création des équipes : présence bonus « la dech' »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16/03/2018</text:date>, <text:time>21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6T21:49:17.09</dc:date>
    <dc:creator>Max Plaiz</dc:creator>
    <meta:editing-duration>P1DT51M14S</meta:editing-duration>
    <meta:editing-cycles>58</meta:editing-cycles>
    <meta:generator>OpenOffice/4.1.3$Win32 OpenOffice.org_project/413m1$Build-9783</meta:generator>
    <meta:document-statistic meta:table-count="2" meta:cell-count="178" meta:object-count="1"/>
  </office:meta>
</office:document-meta>
</file>